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4" manifest:media-type="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5.9493in" style:rel-column-width="58251*"/>
    </style:style>
    <style:style style:name="Table1.B" style:family="table-column">
      <style:table-column-properties style:column-width="0.7438in" style:rel-column-width="7284*"/>
    </style:style>
    <style:style style:name="Table1.A1" style:family="table-cell">
      <style:table-cell-properties style:vertical-align="middle" fo:padding="0.0382in" fo:border="non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5.9493in" style:rel-column-width="58251*"/>
    </style:style>
    <style:style style:name="Table2.B" style:family="table-column">
      <style:table-column-properties style:column-width="0.7438in" style:rel-column-width="7284*"/>
    </style:style>
    <style:style style:name="Table2.A1" style:family="table-cell">
      <style:table-cell-properties style:vertical-align="middle" fo:padding="0.0382in" fo:border="none"/>
    </style:style>
    <style:style style:name="P1" style:family="paragraph" style:parent-style-name="Standard">
      <style:text-properties officeooo:rsid="001ed653" officeooo:paragraph-rsid="001ed653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ed653" officeooo:paragraph-rsid="001ed653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ed653" officeooo:paragraph-rsid="001ed653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ed653" officeooo:paragraph-rsid="001ed653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officeooo:paragraph-rsid="001ed653"/>
    </style:style>
    <style:style style:name="P6" style:family="paragraph" style:parent-style-name="Standard">
      <style:paragraph-properties fo:text-align="start" style:justify-single-word="false"/>
      <style:text-properties officeooo:paragraph-rsid="001fd494"/>
    </style:style>
    <style:style style:name="P7" style:family="paragraph" style:parent-style-name="Standard">
      <style:paragraph-properties fo:text-align="start" style:justify-single-word="false"/>
      <style:text-properties fo:font-style="italic" fo:font-weight="normal" officeooo:rsid="001ed653" officeooo:paragraph-rsid="001ed653" style:font-style-asian="italic" style:font-weight-asian="normal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tyle="normal" fo:font-weight="normal" officeooo:rsid="001ed653" officeooo:paragraph-rsid="001ed653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tyle="normal" fo:font-weight="normal" officeooo:rsid="001fd494" officeooo:paragraph-rsid="001fd494" style:font-style-asian="normal" style:font-weight-asian="normal" style:font-style-complex="normal" style:font-weight-complex="normal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end" style:justify-single-word="false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ym Derriman (Partner: Evan Howell)</text:p>
      <text:p text:style-name="P1">Lab 09 &amp; 10</text:p>
      <text:p text:style-name="P1">Section 4</text:p>
      <text:p text:style-name="P1"/>
      <text:p text:style-name="P2">FOURIER ANALYSIS AND SYNTHESIS</text:p>
      <text:p text:style-name="P4"/>
      <text:p text:style-name="P3">INTRODUCTION</text:p>
      <text:p text:style-name="P4">xyz</text:p>
      <text:p text:style-name="P3">BACKGROUND</text:p>
      <text:p text:style-name="P4"/>
      <text:p text:style-name="P7">Background Questions:</text:p>
      <text:p text:style-name="P7"/>
      <text:p text:style-name="P8">1. Square Wave</text:p>
      <text:p text:style-name="P8">The square wave shown is symmetric about the origin and is described over one period by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10"><draw:frame draw:style-name="fr2" draw:name="Object1" text:anchor-type="as-char" svg:y="-0.4681in" svg:width="2.0984in" svg:height="0.8783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  </table:table-cell>
            <table:table-cell table:style-name="Table1.A1" office:value-type="string">
              <text:p text:style-name="P11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P5"/>
      <text:p text:style-name="P9">The periodic function with period T can be expressed by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10"><draw:frame draw:style-name="fr1" draw:name="Object4" text:anchor-type="as-char" svg:y="-0.5807in" svg:width="2.2425in" svg:height="1.1335in" draw:z-index="3"><draw:object xlink:href="./Object 4" xlink:type="simple" xlink:show="embed" xlink:actuate="onLoad"/><draw:image xlink:href="./ObjectReplacements/Object 4" xlink:type="simple" xlink:show="embed" xlink:actuate="onLoad"/></draw:frame></text:p>
            </table:table-cell>
            <table:table-cell table:style-name="Table2.A1" office:value-type="string">
              <text:p text:style-name="P11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P6"/>
      <text:p text:style-name="P8"/>
      <text:p text:style-name="P3">PROCEDURE</text:p>
      <text:p text:style-name="P4">xyz</text:p>
      <text:p text:style-name="P3">RESULTS AND DISCUSSION</text:p>
      <text:p text:style-name="P4">xyz</text:p>
      <text:p text:style-name="P3">CONCLUSION</text:p>
      <text:p text:style-name="P4">xyz</text:p>
      <text:p text:style-name="P3">REFERENCES</text:p>
      <text:p text:style-name="P4">xyz</text:p>
      <text:p text:style-name="P4"/>
      <text:p text:style-name="P4"><draw:frame draw:style-name="fr1" draw:name="Object2" text:anchor-type="as-char" svg:y="-0.1299in" svg:width="0.428in" svg:height="0.1398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4"/>
      <text:p text:style-name="P4"><draw:frame draw:style-name="fr1" draw:name="Object3" text:anchor-type="as-char" svg:y="-0.5807in" svg:width="2.2425in" svg:height="1.1335in" draw:z-index="2"><draw:object xlink:href="./Object 3" xlink:type="simple" xlink:show="embed" xlink:actuate="onLoad"/><draw:image xlink:href="./ObjectReplacements/Object 3" xlink:type="simple" xlink:show="embed" xlink:actuate="onLoad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class="extra"/>
    <style:style style:name="Formula" style:family="graphic">
      <style:graphic-properties text:anchor-type="as-char" svg:y="0in" style:vertical-pos="middle" style:vertical-rel="text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9T08:53:08.100599863</meta:creation-date>
    <dc:date>2024-11-09T09:35:46.792004365</dc:date>
    <meta:editing-duration>PT10M22S</meta:editing-duration>
    <meta:editing-cycles>1</meta:editing-cycles>
    <meta:document-statistic meta:table-count="2" meta:image-count="0" meta:object-count="4" meta:page-count="1" meta:paragraph-count="25" meta:word-count="63" meta:character-count="362" meta:non-whitespace-character-count="322"/>
    <meta:generator>LibreOffice/24.2.6.2$Linux_X86_64 LibreOffice_project/420$Build-2</meta:generator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row>
          <mo fence="true" form="prefix" stretchy="true">{</mo>
          <mrow>
            <mtable>
              <mtr>
                <mtd>
                  <mrow>
                    <mrow>
                      <mo stretchy="false">+</mo>
                      <mn>1</mn>
                    </mrow>
                    <mspace width="2em"/>
                    <mi mathvariant="italic">for</mi>
                    <mspace width="2em"/>
                    <mrow>
                      <mfrac>
                        <mrow>
                          <mo stretchy="false">−</mo>
                          <mi>T</mi>
                        </mrow>
                        <mn>2</mn>
                      </mfrac>
                      <mrow>
                        <mspace width="2em"/>
                        <mo stretchy="false">≤</mo>
                        <mspace width="2em"/>
                      </mrow>
                      <mi>t</mi>
                      <mrow>
                        <mspace width="2em"/>
                        <mo stretchy="false">&lt;</mo>
                        <mspace width="2em"/>
                      </mrow>
                      <mn>0</mn>
                    </mrow>
                  </mrow>
                </mtd>
              </mtr>
              <mtr>
                <mtd>
                  <mrow>
                    <mrow>
                      <mo stretchy="false">−</mo>
                      <mn>1</mn>
                    </mrow>
                    <mspace width="2em"/>
                    <mi mathvariant="italic">for</mi>
                    <mspace width="2em"/>
                    <mn>0</mn>
                    <mrow>
                      <mspace width="2em"/>
                      <mo stretchy="false">≤</mo>
                      <mspace width="2em"/>
                    </mrow>
                    <mi>t</mi>
                    <mrow>
                      <mspace width="2em"/>
                      <mo stretchy="false">&lt;</mo>
                      <mspace width="2em"/>
                    </mrow>
                    <mfrac>
                      <mi>T</mi>
                      <mn>2</mn>
                    </mfrac>
                  </mrow>
                </mtd>
              </mtr>
            </mtable>
          </mrow>
        </mrow>
      </mrow>
    </mrow>
    <annotation encoding="StarMath 5.0">f(t)= left lbrace binom{+1 ~for~ {{-T over 2}~ &lt;= ~{t}~&lt;~0 }}{-1~ for~ 0~ &lt;=~ t~ &lt;~ {T over 2}} right none</annotation>
  </semantics>
</math>
</file>

<file path=Object 2/content.xml><?xml version="1.0" encoding="utf-8"?>
<math xmlns="http://www.w3.org/1998/Math/MathML" display="block">
  <semantics>
    <mrow>
      <mrow>
        <mi mathvariant="normal">❑</mi>
        <mo stretchy="false">≤</mo>
        <mi mathvariant="normal">❑</mi>
      </mrow>
    </mrow>
    <annotation encoding="StarMath 5.0">{ &lt;?&gt; &lt;= &lt;?&gt; }</annotation>
  </semantics>
</math>
</file>

<file path=Object 3/content.xml><?xml version="1.0" encoding="utf-8"?>
<math xmlns="http://www.w3.org/1998/Math/MathML" display="block">
  <semantics>
    <mtable>
      <mtr>
        <mtd>
          <mrow>
            <mi>f</mi>
            <mrow>
              <mo fence="true" form="prefix" stretchy="false">(</mo>
              <mrow>
                <mi>t</mi>
              </mrow>
              <mo fence="true" form="postfix" stretchy="false">)</mo>
            </mrow>
            <mrow>
              <mspace width="2em"/>
              <mo stretchy="false">=</mo>
              <mspace width="2em"/>
            </mrow>
            <mrow>
              <munderover>
                <mo stretchy="false">∑</mo>
                <mrow>
                  <mi>n</mi>
                  <mo stretchy="false">=</mo>
                  <mrow>
                    <mo stretchy="false">−</mo>
                    <mi mathvariant="normal">∞</mi>
                  </mrow>
                </mrow>
                <mi mathvariant="normal">∞</mi>
              </munderover>
              <mover accent="true">
                <msub>
                  <mi>F</mi>
                  <mi>n</mi>
                </msub>
                <mo stretchy="false">^</mo>
              </mover>
            </mrow>
            <msup>
              <mi>e</mi>
              <mrow>
                <mi>i</mi>
                <mfrac>
                  <mrow>
                    <mn>2</mn>
                    <mi mathvariant="italic">mnt</mi>
                  </mrow>
                  <mi>T</mi>
                </mfrac>
              </mrow>
            </msup>
          </mrow>
        </mtd>
      </mtr>
      <mtr>
        <mtd>
          <mrow/>
        </mtd>
      </mtr>
      <mtr>
        <mtd>
          <mrow>
            <mi mathvariant="italic">where</mi>
            <mover accent="true">
              <msub>
                <mi>F</mi>
                <mi>n</mi>
              </msub>
              <mo stretchy="false">^</mo>
            </mover>
            <mrow>
              <mspace width="2em"/>
              <mo stretchy="false">=</mo>
              <mspace width="2em"/>
            </mrow>
            <mfrac>
              <mn>1</mn>
              <mi>T</mi>
            </mfrac>
            <mrow>
              <munderover>
                <mo stretchy="false">∫</mo>
                <mrow>
                  <mrow>
                    <mo stretchy="false">−</mo>
                    <mi>T</mi>
                  </mrow>
                  <mo stretchy="false">/</mo>
                  <mn>2</mn>
                </mrow>
                <mrow>
                  <mi>T</mi>
                  <mo stretchy="false">/</mo>
                  <mn>2</mn>
                </mrow>
              </munderover>
              <mrow>
                <mi>f</mi>
                <mrow>
                  <mo fence="true" form="prefix" stretchy="false">(</mo>
                  <mrow>
                    <mi>t</mi>
                  </mrow>
                  <mo fence="true" form="postfix" stretchy="false">)</mo>
                </mrow>
                <msup>
                  <mi>e</mi>
                  <mrow>
                    <mrow>
                      <mo stretchy="false">−</mo>
                      <mi>i</mi>
                    </mrow>
                    <mfrac>
                      <mrow>
                        <mn>2</mn>
                        <mi mathvariant="italic">mnt</mi>
                      </mrow>
                      <mi>T</mi>
                    </mfrac>
                  </mrow>
                </msup>
                <mi mathvariant="italic">dt</mi>
              </mrow>
            </mrow>
          </mrow>
        </mtd>
      </mtr>
    </mtable>
    <annotation encoding="StarMath 5.0">f(t)~=~ sum from {n=-%infinite} to {%infinite} hat F_n e^{i{{2mnt} over T}} newline 
newline
where hat F_n ~=~ 1 over T int to T/2 from -T/2 {f(t)e^{-i{{2mnt} over T}}dt}</annotation>
  </semantics>
</math>
</file>

<file path=Object 4/content.xml><?xml version="1.0" encoding="utf-8"?>
<math xmlns="http://www.w3.org/1998/Math/MathML" display="block">
  <semantics>
    <mtable>
      <mtr>
        <mtd>
          <mrow>
            <mi>f</mi>
            <mrow>
              <mo fence="true" form="prefix" stretchy="false">(</mo>
              <mrow>
                <mi>t</mi>
              </mrow>
              <mo fence="true" form="postfix" stretchy="false">)</mo>
            </mrow>
            <mrow>
              <mspace width="2em"/>
              <mo stretchy="false">=</mo>
              <mspace width="2em"/>
            </mrow>
            <mrow>
              <munderover>
                <mo stretchy="false">∑</mo>
                <mrow>
                  <mi>n</mi>
                  <mo stretchy="false">=</mo>
                  <mrow>
                    <mo stretchy="false">−</mo>
                    <mi mathvariant="normal">∞</mi>
                  </mrow>
                </mrow>
                <mi mathvariant="normal">∞</mi>
              </munderover>
              <mover accent="true">
                <msub>
                  <mi>F</mi>
                  <mi>n</mi>
                </msub>
                <mo stretchy="false">^</mo>
              </mover>
            </mrow>
            <msup>
              <mi>e</mi>
              <mrow>
                <mi>i</mi>
                <mfrac>
                  <mrow>
                    <mn>2</mn>
                    <mi mathvariant="italic">mnt</mi>
                  </mrow>
                  <mi>T</mi>
                </mfrac>
              </mrow>
            </msup>
          </mrow>
        </mtd>
      </mtr>
      <mtr>
        <mtd>
          <mrow/>
        </mtd>
      </mtr>
      <mtr>
        <mtd>
          <mrow>
            <mi mathvariant="italic">where</mi>
            <mover accent="true">
              <msub>
                <mi>F</mi>
                <mi>n</mi>
              </msub>
              <mo stretchy="false">^</mo>
            </mover>
            <mrow>
              <mspace width="2em"/>
              <mo stretchy="false">=</mo>
              <mspace width="2em"/>
            </mrow>
            <mfrac>
              <mn>1</mn>
              <mi>T</mi>
            </mfrac>
            <mrow>
              <munderover>
                <mo stretchy="false">∫</mo>
                <mrow>
                  <mrow>
                    <mo stretchy="false">−</mo>
                    <mi>T</mi>
                  </mrow>
                  <mo stretchy="false">/</mo>
                  <mn>2</mn>
                </mrow>
                <mrow>
                  <mi>T</mi>
                  <mo stretchy="false">/</mo>
                  <mn>2</mn>
                </mrow>
              </munderover>
              <mrow>
                <mi>f</mi>
                <mrow>
                  <mo fence="true" form="prefix" stretchy="false">(</mo>
                  <mrow>
                    <mi>t</mi>
                  </mrow>
                  <mo fence="true" form="postfix" stretchy="false">)</mo>
                </mrow>
                <msup>
                  <mi>e</mi>
                  <mrow>
                    <mrow>
                      <mo stretchy="false">−</mo>
                      <mi>i</mi>
                    </mrow>
                    <mfrac>
                      <mrow>
                        <mn>2</mn>
                        <mi mathvariant="italic">mnt</mi>
                      </mrow>
                      <mi>T</mi>
                    </mfrac>
                  </mrow>
                </msup>
                <mi mathvariant="italic">dt</mi>
              </mrow>
            </mrow>
          </mrow>
        </mtd>
      </mtr>
    </mtable>
    <annotation encoding="StarMath 5.0">f(t)~=~ sum from {n=-%infinite} to {%infinite} hat F_n e^{i{{2mnt} over T}} newline 
newline
where hat F_n ~=~ 1 over T int to T/2 from -T/2 {f(t)e^{-i{{2mnt} over T}}dt}</annotation>
  </semantics>
</math>
</file>